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38570" officeooo:paragraph-rsid="0003857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38570" officeooo:paragraph-rsid="0003857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38570" officeooo:paragraph-rsid="0003857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38570" officeooo:paragraph-rsid="0003857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38570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77eab" officeooo:paragraph-rsid="00077ea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38570" officeooo:paragraph-rsid="00038570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139f" style:font-weight-asian="normal" style:font-weight-complex="normal"/>
    </style:style>
    <style:style style:name="T3" style:family="text">
      <style:text-properties fo:font-weight="normal" officeooo:rsid="00077eab" style:font-weight-asian="normal" style:font-weight-complex="normal"/>
    </style:style>
    <style:style style:name="T4" style:family="text">
      <style:text-properties fo:font-size="14pt" fo:font-weight="bold" officeooo:rsid="00038570" style:font-size-asian="12.25pt" style:font-weight-asian="bold" style:font-size-complex="14pt" style:font-weight-complex="bold"/>
    </style:style>
    <style:style style:name="T5" style:family="text">
      <style:text-properties fo:font-size="14pt" fo:font-weight="normal" officeooo:rsid="00038570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7139f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77eab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_résultat</text:p>
      <text:p text:style-name="P2"/>
      <text:p text:style-name="P4">Format : <text:span text:style-name="T1">image docker, </text:span><text:span text:style-name="T2">programme django</text:span></text:p>
      <text:p text:style-name="P4"><text:span text:style-name="T2"/></text:p>
      <text:p text:style-name="P6">Initialisation : <text:span text:style-name="T1">Le module sera mis en place lorsque l’application est lancé. Mais si le module bug et s’arrête, si le back-control détecte une requête de tri, alors il le relance.</text:span></text:p>
      <text:p text:style-name="P3"/>
      <text:p text:style-name="P4">Rôle</text:p>
      <text:p text:style-name="P5"><text:span text:style-name="T5">Permet de trier parmi les résultats de la recherche en prenant en compte les réglages </text:span><text:span text:style-name="T6">que l’utilisateur aura fourni </text:span><text:span text:style-name="T5">et retourne une liste de résultats plus réduites dans la base de donnée</text:span></text:p>
      <text:p text:style-name="P3"/>
      <text:p text:style-name="P5"><text:span text:style-name="T4">Flux de sortie : <text:s/></text:span><text:span text:style-name="T7">sous ensemble des articles du premier résultat </text:span><text:span text:style-name="T5">vers la base de donnée</text:span></text:p>
      <text:p text:style-name="P4">Flux d’entrée : <text:s/><text:span text:style-name="T1">les articles du premier résultat </text:span><text:span text:style-name="T3">avec leur position dans le clustering </text:span><text:span text:style-name="T1">+ les options de tri </text:span><text:span text:style-name="T3">et de sélection de l’utilisateur.</text:span></text:p>
      <text:p text:style-name="P3"/>
      <text:p text:style-name="P5"><text:span text:style-name="T4">Api :</text:span><text:span text:style-name="T5"> communication avec la base de donnée par </text:span><text:span text:style-name="T4">api_BD </text:span></text:p>
      <text:p text:style-name="P3"/>
      <text:p text:style-name="P6">Arguments</text:p>
      <text:p text:style-name="P3">mot de passe et coordonné de la base de donnée</text:p>
      <text:p text:style-name="P3">L’identifiant de la requête de tri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22:45:27.388723012</meta:creation-date>
    <meta:generator>LibreOffice/6.4.7.2$Linux_X86_64 LibreOffice_project/40$Build-2</meta:generator>
    <dc:date>2022-03-13T15:11:27.500669201</dc:date>
    <meta:editing-duration>PT51M29S</meta:editing-duration>
    <meta:editing-cycles>4</meta:editing-cycles>
    <meta:document-statistic meta:table-count="0" meta:image-count="0" meta:object-count="0" meta:page-count="1" meta:paragraph-count="11" meta:word-count="138" meta:character-count="795" meta:non-whitespace-character-count="665"/>
  </office:meta>
</office:document-meta>
</file>